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1(0)</text:p>
          </table:table-cell>
          <table:table-cell office:value-type="float" office:value="0.0195974556313001" calcext:value-type="float">
            <text:p>0.0195974556</text:p>
          </table:table-cell>
          <table:table-cell office:value-type="float" office:value="-0.00624480758433899" calcext:value-type="float">
            <text:p>-0.0062448076</text:p>
          </table:table-cell>
        </table:table-row>
        <table:table-row table:style-name="ro1">
          <table:table-cell office:value-type="string" calcext:value-type="string">
            <text:p>Test2(14)</text:p>
          </table:table-cell>
          <table:table-cell office:value-type="float" office:value="0.0779905143577622" calcext:value-type="float">
            <text:p>0.0779905144</text:p>
          </table:table-cell>
          <table:table-cell office:value-type="float" office:value="0.0801204423247519" calcext:value-type="float">
            <text:p>0.0801204423</text:p>
          </table:table-cell>
        </table:table-row>
        <table:table-row table:style-name="ro1">
          <table:table-cell office:value-type="string" calcext:value-type="string">
            <text:p>Test3(142)</text:p>
          </table:table-cell>
          <table:table-cell office:value-type="float" office:value="0.0782698522264292" calcext:value-type="float">
            <text:p>0.0782698522</text:p>
          </table:table-cell>
          <table:table-cell office:value-type="float" office:value="-0.0806979251751453" calcext:value-type="float">
            <text:p>-0.0806979252</text:p>
          </table:table-cell>
        </table:table-row>
        <table:table-row table:style-name="ro1">
          <table:table-cell office:value-type="string" calcext:value-type="string">
            <text:p>Test4(430)</text:p>
          </table:table-cell>
          <table:table-cell office:value-type="float" office:value="-0.0423483980368465" calcext:value-type="float">
            <text:p>-0.042348398</text:p>
          </table:table-cell>
          <table:table-cell office:value-type="float" office:value="0.0783101839773758" calcext:value-type="float">
            <text:p>0.078310184</text:p>
          </table:table-cell>
        </table:table-row>
        <table:table-row table:style-name="ro1">
          <table:table-cell office:value-type="string" calcext:value-type="string">
            <text:p>Test5(1291)</text:p>
          </table:table-cell>
          <table:table-cell office:value-type="float" office:value="-0.0544741976221148" calcext:value-type="float">
            <text:p>-0.0544741976</text:p>
          </table:table-cell>
          <table:table-cell office:value-type="float" office:value="-0.0154498871350186" calcext:value-type="float">
            <text:p>-0.0154498871</text:p>
          </table:table-cell>
        </table:table-row>
        <table:table-row table:style-name="ro1">
          <table:table-cell office:value-type="string" calcext:value-type="string">
            <text:p>Test6(1298)</text:p>
          </table:table-cell>
          <table:table-cell office:value-type="float" office:value="-0.0759083487277441" calcext:value-type="float">
            <text:p>-0.0759083487</text:p>
          </table:table-cell>
          <table:table-cell office:value-type="float" office:value="-0.075063255507957" calcext:value-type="float">
            <text:p>-0.0750632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18:54.152735969</meta:creation-date>
    <dc:date>2019-09-12T12:29:47.258567561</dc:date>
    <meta:editing-duration>PT10M53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